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86" calcext:value-type="float">
            <text:p>34.5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2896" calcext:value-type="float">
            <text:p>35.36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7928" calcext:value-type="float">
            <text:p>35.2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5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42401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